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text">
      <style:graphic-properties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3deb3d" draw:textarea-horizontal-align="left" draw:textarea-vertical-align="top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id="id1" draw:layer="layout" svg:width="3cm" svg:height="1.5cm" svg:x="1.5cm" svg:y="3cm">
          <text:p text:style-name="P1">Visitante</text:p>
          <text:p text:style-name="P1">Entra</text:p>
        </draw:rect>
        <draw:rect draw:style-name="gr1" draw:text-style-name="P1" draw:id="id3" draw:layer="layout" svg:width="3.5cm" svg:height="1cm" svg:x="4cm" svg:y="10cm">
          <text:p text:style-name="P1">Resultados</text:p>
        </draw:rect>
        <draw:rect draw:style-name="gr1" draw:text-style-name="P1" draw:id="id4" draw:layer="layout" svg:width="3.5cm" svg:height="1cm" svg:x="8cm" svg:y="10cm">
          <text:p text:style-name="P1">Patrocínio</text:p>
        </draw:rect>
        <draw:rect draw:style-name="gr1" draw:text-style-name="P1" draw:id="id5" draw:layer="layout" svg:width="2.5cm" svg:height="1.5cm" svg:x="17cm" svg:y="3cm">
          <text:p text:style-name="P1">Faz</text:p>
          <text:p text:style-name="P1">Login**</text:p>
        </draw:rect>
        <draw:rect draw:style-name="gr1" draw:text-style-name="P1" draw:id="id6" draw:layer="layout" svg:width="3cm" svg:height="1.5cm" svg:x="5.5cm" svg:y="5cm">
          <text:p text:style-name="P1">Registra</text:p>
          <text:p text:style-name="P1">Usuário</text:p>
        </draw:rect>
        <draw:rect draw:style-name="gr1" draw:text-style-name="P1" draw:id="id9" draw:layer="layout" svg:width="3cm" svg:height="1.5cm" svg:x="12.5cm" svg:y="14cm">
          <text:p text:style-name="P1">Participa</text:p>
          <text:p text:style-name="P1">Puj</text:p>
        </draw:rect>
        <draw:rect draw:style-name="gr1" draw:text-style-name="P1" draw:id="id11" draw:layer="layout" svg:width="2cm" svg:height="1.5cm" svg:x="13.5cm" svg:y="18cm">
          <text:p text:style-name="P1">Cria</text:p>
          <text:p text:style-name="P1">PUJ</text:p>
        </draw:rect>
        <draw:rect draw:style-name="gr1" draw:text-style-name="P1" draw:id="id8" draw:layer="layout" svg:width="3cm" svg:height="1.5cm" svg:x="12.5cm" svg:y="6.5cm">
          <text:p text:style-name="P1">Submete</text:p>
          <text:p text:style-name="P1">Projeto</text:p>
        </draw:rect>
        <draw:rect draw:style-name="gr1" draw:text-style-name="P1" draw:id="id10" draw:layer="layout" svg:width="3cm" svg:height="1.5cm" svg:x="12.5cm" svg:y="16cm">
          <text:p text:style-name="P1">Cadastra</text:p>
          <text:p text:style-name="P1">Banner</text:p>
        </draw:rect>
        <draw:rect draw:style-name="gr1" draw:text-style-name="P1" draw:id="id2" draw:layer="layout" svg:width="2cm" svg:height="1cm" svg:x="1.5cm" svg:y="10cm">
          <text:p text:style-name="P1">Início</text:p>
        </draw:rect>
        <draw:connector draw:style-name="gr2" draw:text-style-name="P1" draw:layer="layout" svg:x1="3cm" svg:y1="4.5cm" svg:x2="2.5cm" svg:y2="10cm" draw:start-shape="id1" draw:start-glue-point="2" draw:end-shape="id2" draw:end-glue-point="0" svg:d="m3000 4500v2750h-500v2750">
          <text:p/>
        </draw:connector>
        <draw:connector draw:style-name="gr2" draw:text-style-name="P1" draw:layer="layout" svg:x1="3cm" svg:y1="4.5cm" svg:x2="5.75cm" svg:y2="10cm" draw:start-shape="id1" draw:start-glue-point="2" draw:end-shape="id3" draw:end-glue-point="0" svg:d="m3000 4500v2750h2750v2750">
          <text:p/>
        </draw:connector>
        <draw:connector draw:style-name="gr2" draw:text-style-name="P1" draw:layer="layout" svg:x1="3cm" svg:y1="4.5cm" svg:x2="9.75cm" svg:y2="10cm" draw:start-shape="id1" draw:start-glue-point="2" draw:end-shape="id4" draw:end-glue-point="0" svg:d="m3000 4500v2750h6750v2750">
          <text:p/>
        </draw:connector>
        <draw:connector draw:style-name="gr2" draw:text-style-name="P1" draw:layer="layout" svg:x1="4.5cm" svg:y1="3.75cm" svg:x2="17cm" svg:y2="3.75cm" draw:start-shape="id1" draw:start-glue-point="1" draw:end-shape="id5" draw:end-glue-point="3" svg:d="m4500 3750h12500">
          <text:p/>
        </draw:connector>
        <draw:connector draw:style-name="gr2" draw:text-style-name="P1" draw:layer="layout" svg:x1="4.5cm" svg:y1="3.75cm" svg:x2="7cm" svg:y2="5cm" draw:start-shape="id1" draw:start-glue-point="1" draw:end-shape="id6" draw:end-glue-point="0" svg:d="m4500 3750h2500v1250">
          <text:p/>
        </draw:connector>
        <draw:rect draw:style-name="gr1" draw:text-style-name="P1" draw:id="id7" draw:layer="layout" svg:width="3cm" svg:height="1.5cm" svg:x="12.5cm" svg:y="4cm">
          <text:p text:style-name="P1">Confirma</text:p>
          <text:p text:style-name="P1">Cadastro*</text:p>
        </draw:rect>
        <draw:connector draw:style-name="gr2" draw:text-style-name="P1" draw:layer="layout" draw:type="curve" svg:x1="8.5cm" svg:y1="5.75cm" svg:x2="12.5cm" svg:y2="4.75cm" draw:start-shape="id6" draw:start-glue-point="1" draw:end-shape="id7" draw:end-glue-point="3" svg:d="m8500 5750c3000 0 1000-1000 4000-1000">
          <text:p/>
        </draw:connector>
        <draw:connector draw:style-name="gr2" draw:text-style-name="P1" draw:layer="layout" svg:x1="18.25cm" svg:y1="4.5cm" svg:x2="15.5cm" svg:y2="7.25cm" draw:start-shape="id5" draw:start-glue-point="2" draw:end-shape="id8" draw:end-glue-point="1" svg:d="m18250 4500v2750h-2750">
          <text:p/>
        </draw:connector>
        <draw:connector draw:style-name="gr2" draw:text-style-name="P1" draw:layer="layout" svg:x1="18.25cm" svg:y1="4.5cm" svg:x2="15.5cm" svg:y2="14.75cm" draw:start-shape="id5" draw:start-glue-point="2" draw:end-shape="id9" draw:end-glue-point="1" svg:d="m18250 4500v10250h-2750">
          <text:p/>
        </draw:connector>
        <draw:connector draw:style-name="gr2" draw:text-style-name="P1" draw:layer="layout" svg:x1="18.25cm" svg:y1="4.5cm" svg:x2="15.5cm" svg:y2="16.75cm" draw:start-shape="id5" draw:start-glue-point="2" draw:end-shape="id10" draw:end-glue-point="1" svg:d="m18250 4500v12250h-2750">
          <text:p/>
        </draw:connector>
        <draw:connector draw:style-name="gr2" draw:text-style-name="P1" draw:layer="layout" svg:x1="18.25cm" svg:y1="4.5cm" svg:x2="15.5cm" svg:y2="18.75cm" draw:start-shape="id5" draw:start-glue-point="2" draw:end-shape="id11" draw:end-glue-point="1" svg:d="m18250 4500v14250h-2750">
          <text:p/>
        </draw:connector>
        <draw:frame draw:style-name="gr3" draw:layer="layout" svg:width="10.256cm" svg:height="0.962cm" svg:x="5cm" svg:y="1.5cm">
          <draw:text-box>
            <text:p>Diagrama resumido do arena PUG</text:p>
          </draw:text-box>
        </draw:frame>
        <draw:frame draw:style-name="gr4" draw:layer="layout" svg:width="4.265cm" svg:height="0.962cm" svg:x="1.8cm" svg:y="19cm">
          <draw:text-box>
            <text:p>*link no email</text:p>
          </draw:text-box>
        </draw:frame>
        <draw:frame draw:style-name="gr3" draw:layer="layout" svg:width="16.733cm" svg:height="0.962cm" svg:x="1.767cm" svg:y="20.038cm">
          <draw:text-box>
            <text:p>** acesso aos fluxos listados depende do perfil do usuário</text:p>
          </draw:text-box>
        </draw:frame>
        <draw:rect draw:style-name="gr1" draw:text-style-name="P1" draw:id="id13" draw:layer="layout" svg:width="3cm" svg:height="1.5cm" svg:x="12.5cm" svg:y="12cm">
          <text:p text:style-name="P1">Vota</text:p>
          <text:p text:style-name="P1">Projeto</text:p>
        </draw:rect>
        <draw:rect draw:style-name="gr1" draw:text-style-name="P1" draw:id="id12" draw:layer="layout" svg:width="3.5cm" svg:height="1.5cm" svg:x="14cm" svg:y="10cm">
          <text:p text:style-name="P1">Monta</text:p>
          <text:p text:style-name="P1">Equipe</text:p>
        </draw:rect>
        <draw:connector draw:style-name="gr2" draw:text-style-name="P1" draw:layer="layout" svg:x1="14cm" svg:y1="8cm" svg:x2="15.75cm" svg:y2="10cm" draw:start-shape="id8" draw:start-glue-point="2" draw:end-shape="id12" draw:end-glue-point="0" svg:d="m14000 8000v1000h1750v1000">
          <text:p/>
        </draw:connector>
        <draw:connector draw:style-name="gr2" draw:text-style-name="P1" draw:layer="layout" svg:x1="18.25cm" svg:y1="4.5cm" svg:x2="15.5cm" svg:y2="12.75cm" draw:start-shape="id5" draw:start-glue-point="2" draw:end-shape="id13" draw:end-glue-point="1" svg:d="m18250 4500v8250h-2750">
          <text:p/>
        </draw:connector>
        <draw:rect draw:style-name="gr5" draw:layer="layout" svg:width="4cm" svg:height="5cm" svg:x="1.5cm" svg:y="12.5cm">
          <text:p>Aluno</text:p>
          <text:p>Professor</text:p>
          <text:p>Profissional</text:p>
          <text:p>Instituição</text:p>
          <text:p>Patrocinador</text:p>
          <text:p>soneca</text:p>
        </draw:rect>
        <draw:frame draw:style-name="gr6" draw:layer="layout" svg:width="2.5cm" svg:height="0.962cm" svg:x="1.5cm" svg:y="11.5cm">
          <draw:text-box>
            <text:p>Perfi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1T21:31:31</meta:creation-date>
    <dc:date>2011-01-04T00:36:03</dc:date>
    <meta:editing-duration>PT00H32M26S</meta:editing-duration>
    <meta:editing-cycles>8</meta:editing-cycles>
    <meta:generator>BrOffice.org/3.2$Unix OpenOffice.org_project/320m18$Build-9502</meta:generator>
    <meta:document-statistic meta:object-count="30"/>
  </office:meta>
</office:document-meta>
</file>